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CronJob.setup( Parameters parameters ,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caseCronJob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CronJob.setup( Usecase usec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caseCronJob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CronJob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CronJob.get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CronJob.setupOriginalRequ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secaseCronJob.execute( String job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caseCronJob.getUsec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CronJob.authorizeReques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